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729fcf" draw:opacity="0%" draw:textarea-horizontal-align="justify" draw:textarea-vertical-align="middle" draw:auto-grow-height="false" fo:min-height="10.698cm" fo:min-width="3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-color="#729fcf" draw:opacity="0%" draw:textarea-horizontal-align="justify" draw:textarea-vertical-align="middle" draw:auto-grow-height="false" fo:min-height="10.75cm" fo:min-width="3.5cm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 fo:min-height="1.66cm" fo:min-width="1.4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25cm" fo:min-width="0.55cm"/>
    </style:style>
    <style:style style:name="gr7" style:family="graphic" style:parent-style-name="objectwithoutfill">
      <style:graphic-properties svg:stroke-width="0.028cm" draw:marker-start-width="0.242cm" draw:marker-end="Arrow" draw:marker-end-width="0.342cm" draw:fill="solid" draw:fill-color="#729fcf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  <style:paragraph-properties style:writing-mode="lr-tb"/>
    </style:style>
    <style:style style:name="gr9" style:family="graphic" style:parent-style-name="objectwithoutfill">
      <style:graphic-properties svg:stroke-width="0.053cm" draw:marker-start-width="0.279cm" draw:marker-end-width="0.279cm" draw:fill="solid" draw:fill-color="#729fcf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-width="0.279cm" svg:stroke-opacity="100%" draw:fill="solid" draw:fill-color="#729fcf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3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2.993cm" fo:min-width="2.743cm" fo:padding-top="0.151cm" fo:padding-bottom="0.151cm" fo:padding-left="0.276cm" fo:padding-right="0.276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117cm" fo:min-width="0.05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cm" fo:min-width="0.6cm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2.25cm" fo:min-width="0.1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2cm"/>
      <style:paragraph-properties style:writing-mode="lr-tb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6cm" fo:min-width="0cm"/>
      <style:paragraph-properties style:writing-mode="lr-tb"/>
    </style:style>
    <style:style style:name="P1" style:family="paragraph">
      <loext:graphic-properties draw:fill-color="#729fc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1cm" svg:x="10.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1cm" svg:x="3.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7cm" svg:x="1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43cm" svg:height="0.962cm" svg:x="2.657cm" svg:y="9.9cm">
          <draw:text-box>
            <text:p>Vs</text:p>
          </draw:text-box>
        </draw:frame>
        <draw:frame draw:style-name="gr5" draw:text-style-name="P3" draw:layer="layout" svg:width="0.875cm" svg:height="0.962cm" svg:x="2.825cm" svg:y="10.538cm">
          <draw:text-box>
            <text:p>~</text:p>
          </draw:text-box>
        </draw:frame>
        <draw:custom-shape draw:style-name="gr6" draw:text-style-name="P4" draw:layer="layout" svg:width="2.1cm" svg:height="3cm" svg:x="6.14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draw:layer="layout" svg:x1="7.2cm" svg:y1="9.855cm" svg:x2="7.2cm" svg:y2="11.155cm">
          <text:p/>
        </draw:line>
        <draw:frame draw:style-name="gr8" draw:text-style-name="P6" draw:layer="layout" svg:width="1.107cm" svg:height="0.806cm" svg:x="7.093cm" svg:y="7.9cm">
          <draw:text-box>
            <text:p><text:span text:style-name="T1">V1</text:span></text:p>
          </draw:text-box>
        </draw:frame>
        <draw:line draw:style-name="gr9" draw:text-style-name="P5" draw:layer="layout" svg:x1="5.2cm" svg:y1="16cm" svg:x2="5.2cm" svg:y2="16.7cm">
          <text:p/>
        </draw:line>
        <draw:line draw:style-name="gr10" draw:text-style-name="P5" draw:layer="layout" svg:x1="4.3cm" svg:y1="16.7cm" svg:x2="6.1cm" svg:y2="16.7cm">
          <text:p/>
        </draw:line>
        <draw:line draw:style-name="gr10" draw:text-style-name="P5" draw:layer="layout" svg:x1="4.5cm" svg:y1="16.9cm" svg:x2="5.9cm" svg:y2="16.9cm">
          <text:p/>
        </draw:line>
        <draw:line draw:style-name="gr10" draw:text-style-name="P5" draw:layer="layout" svg:x1="4.9cm" svg:y1="17.1cm" svg:x2="5.5cm" svg:y2="17.1cm">
          <text:p/>
        </draw:line>
        <draw:custom-shape draw:style-name="gr6" draw:text-style-name="P4" draw:layer="layout" svg:width="2.1cm" svg:height="3cm" svg:x="9.16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3" draw:layer="layout" svg:width="0.875cm" svg:height="0.962cm" svg:x="9.8cm" svg:y="9.7cm">
          <draw:text-box>
            <text:p>+</text:p>
          </draw:text-box>
        </draw:frame>
        <draw:frame draw:style-name="gr11" draw:text-style-name="P3" draw:layer="layout" svg:width="0.714cm" svg:height="0.962cm" svg:x="9.886cm" svg:y="10.4cm">
          <draw:text-box>
            <text:p>-</text:p>
          </draw:text-box>
        </draw:frame>
        <draw:frame draw:style-name="gr12" draw:text-style-name="P6" draw:layer="layout" svg:width="2.3cm" svg:height="0.806cm" svg:x="8.1cm" svg:y="12cm">
          <draw:text-box>
            <text:p><text:span text:style-name="T1">V2=nV1</text:span></text:p>
          </draw:text-box>
        </draw:frame>
        <draw:custom-shape draw:style-name="gr13" draw:text-style-name="P7" draw:layer="layout" svg:width="3.243cm" svg:height="3.243cm" draw:transform="rotate (0.785398163397448) translate (11.914cm 8.207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1cm" svg:height="1.1cm" draw:transform="rotate (-0.785398163397448) translate (13.106cm 8.631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.1cm" svg:height="0.1cm" draw:transform="rotate (-0.785398163397448) translate (13.177cm 9.406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4" draw:layer="layout" svg:width="1.1cm" svg:height="1.1cm" draw:transform="rotate (-0.785398163397448) translate (15.411cm 6.326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.1cm" svg:height="0.1cm" draw:transform="rotate (-0.785398163397448) translate (15.482cm 7.101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4" draw:layer="layout" svg:width="1.1cm" svg:height="1.1cm" draw:transform="rotate (-0.785398163397448) translate (13.036cm 6.2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.1cm" svg:height="0.1cm" draw:transform="rotate (-0.785398163397448) translate (13.105cm 6.227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1cm" svg:height="1.1cm" draw:transform="rotate (-0.785398163397448) translate (15.299cm 8.56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.1cm" svg:height="0.1cm" draw:transform="rotate (-0.785398163397448) translate (15.369cm 8.49cm)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1.9cm" svg:y1="8.2cm" svg:x2="11.9cm" svg:y2="15cm">
          <text:p/>
        </draw:line>
        <draw:line draw:style-name="gr9" draw:text-style-name="P5" xml:id="id1" draw:id="id1" draw:layer="layout" svg:x1="11.9cm" svg:y1="15cm" svg:x2="13.8cm" svg:y2="15cm">
          <text:p/>
        </draw:line>
        <draw:connector draw:style-name="gr9" draw:text-style-name="P5" draw:layer="layout" draw:type="curve" svg:x1="13.8cm" svg:y1="15cm" svg:x2="15.3cm" svg:y2="15.7cm" draw:start-shape="id1" draw:start-glue-point="1" draw:end-shape="id2" draw:end-glue-point="3" svg:d="M13800 15000c1125 0 375 700 1500 700" svg:viewBox="0 0 1501 701">
          <text:p/>
        </draw:connector>
        <draw:line draw:style-name="gr9" draw:text-style-name="P5" xml:id="id2" draw:id="id2" draw:layer="layout" svg:x1="15.3cm" svg:y1="15.7cm" svg:x2="27.6cm" svg:y2="15.7cm">
          <text:p/>
        </draw:line>
        <draw:line draw:style-name="gr9" draw:text-style-name="P5" draw:layer="layout" svg:x1="16.5cm" svg:y1="8.2cm" svg:x2="27.6cm" svg:y2="8.2cm">
          <text:p/>
        </draw:line>
        <draw:line draw:style-name="gr9" draw:text-style-name="P5" draw:layer="layout" svg:x1="19.2cm" svg:y1="8.2cm" svg:x2="19.2cm" svg:y2="11.7cm">
          <text:p/>
        </draw:line>
        <draw:line draw:style-name="gr9" draw:text-style-name="P5" draw:layer="layout" svg:x1="19.2cm" svg:y1="12.3cm" svg:x2="19.2cm" svg:y2="15.7cm">
          <text:p/>
        </draw:line>
        <draw:line draw:style-name="gr9" draw:text-style-name="P5" draw:layer="layout" svg:x1="18.2cm" svg:y1="11.7cm" svg:x2="20.2cm" svg:y2="11.7cm">
          <text:p/>
        </draw:line>
        <draw:line draw:style-name="gr9" draw:text-style-name="P5" draw:layer="layout" svg:x1="18.2cm" svg:y1="12.3cm" svg:x2="20.2cm" svg:y2="12.3cm">
          <text:p/>
        </draw:line>
        <draw:line draw:style-name="gr9" draw:text-style-name="P5" draw:layer="layout" svg:x1="20.2cm" svg:y1="15.7cm" svg:x2="20.2cm" svg:y2="16.4cm">
          <text:p/>
        </draw:line>
        <draw:line draw:style-name="gr10" draw:text-style-name="P5" draw:layer="layout" svg:x1="19.3cm" svg:y1="16.4cm" svg:x2="21.1cm" svg:y2="16.4cm">
          <text:p/>
        </draw:line>
        <draw:line draw:style-name="gr10" draw:text-style-name="P5" draw:layer="layout" svg:x1="19.5cm" svg:y1="16.6cm" svg:x2="20.9cm" svg:y2="16.6cm">
          <text:p/>
        </draw:line>
        <draw:line draw:style-name="gr10" draw:text-style-name="P5" draw:layer="layout" svg:x1="19.9cm" svg:y1="16.8cm" svg:x2="20.5cm" svg:y2="16.8cm">
          <text:p/>
        </draw:line>
        <draw:line draw:style-name="gr9" draw:text-style-name="P5" draw:layer="layout" svg:x1="22.2cm" svg:y1="8.2cm" svg:x2="22.2cm" svg:y2="15.7cm">
          <text:p/>
        </draw:line>
        <draw:custom-shape draw:style-name="gr16" draw:text-style-name="P4" draw:layer="layout" svg:width="0.6cm" svg:height="2.5cm" svg:x="21.9cm" svg:y="10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cm" svg:height="2.5cm" draw:transform="rotate (1.5707963267949) translate (22.9cm 8.5cm)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26.6cm" svg:y1="8.2cm" svg:x2="26.6cm" svg:y2="15.7cm">
          <text:p/>
        </draw:line>
        <draw:custom-shape draw:style-name="gr14" draw:text-style-name="P4" draw:layer="layout" svg:width="1.1cm" svg:height="1.1cm" svg:x="26.05cm" svg:y="8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.1cm" svg:height="0.1cm" svg:x="26.05cm" svg:y="10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4" draw:layer="layout" svg:width="1.1cm" svg:height="1.1cm" svg:x="26.05cm" svg:y="10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.1cm" svg:height="0.1cm" svg:x="26.05cm" svg:y="11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4" draw:layer="layout" svg:width="1.1cm" svg:height="1.1cm" svg:x="26.05cm" svg:y="14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.1cm" svg:height="0.1cm" svg:x="26.05cm" svg:y="15.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4" draw:layer="layout" svg:width="1.1cm" svg:height="1.1cm" svg:x="26.05cm" svg:y="12.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.1cm" svg:height="0.1cm" svg:x="26.05cm" svg:y="13.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8" draw:layer="layout" svg:width="0.4cm" svg:height="0.9cm" svg:x="26.4cm" svg:y="11.7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302cm" svg:height="0.806cm" svg:x="25.998cm" svg:y="11.7cm">
          <draw:text-box>
            <text:p><text:span text:style-name="T1">x22</text:span></text:p>
          </draw:text-box>
        </draw:frame>
        <draw:custom-shape draw:style-name="gr19" draw:text-style-name="P4" draw:layer="layout" svg:width="0.2cm" svg:height="0.2cm" svg:x="7.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2cm" svg:height="0.2cm" svg:x="10.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2cm" svg:height="0.2cm" svg:x="7.1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2cm" svg:height="0.2cm" svg:x="10.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2cm" svg:height="0.2cm" svg:x="16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2cm" svg:height="0.2cm" svg:x="26.5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2cm" svg:height="0.2cm" svg:x="27.5cm" svg:y="8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2cm" svg:height="0.2cm" svg:x="27.50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0.777cm" svg:height="0.806cm" svg:x="7.123cm" svg:y="4.594cm">
          <draw:text-box>
            <text:p><text:span text:style-name="T1">1</text:span></text:p>
          </draw:text-box>
        </draw:frame>
        <draw:frame draw:style-name="gr20" draw:text-style-name="P6" draw:layer="layout" svg:width="0.777cm" svg:height="0.806cm" svg:x="7.123cm" svg:y="15.9cm">
          <draw:text-box>
            <text:p><text:span text:style-name="T1">0</text:span></text:p>
          </draw:text-box>
        </draw:frame>
        <draw:frame draw:style-name="gr20" draw:text-style-name="P6" draw:layer="layout" svg:width="0.777cm" svg:height="0.806cm" svg:x="7.124cm" svg:y="15.9cm">
          <draw:text-box>
            <text:p><text:span text:style-name="T1">0</text:span></text:p>
          </draw:text-box>
        </draw:frame>
        <draw:frame draw:style-name="gr20" draw:text-style-name="P6" draw:layer="layout" svg:width="0.777cm" svg:height="0.806cm" svg:x="9.523cm" svg:y="15.894cm">
          <draw:text-box>
            <text:p><text:span text:style-name="T1">3</text:span></text:p>
          </draw:text-box>
        </draw:frame>
        <draw:frame draw:style-name="gr20" draw:text-style-name="P6" draw:layer="layout" svg:width="0.777cm" svg:height="0.806cm" svg:x="9.5cm" svg:y="4.5cm">
          <draw:text-box>
            <text:p><text:span text:style-name="T1">2</text:span></text:p>
          </draw:text-box>
        </draw:frame>
        <draw:frame draw:style-name="gr20" draw:text-style-name="P6" draw:layer="layout" svg:width="0.777cm" svg:height="0.806cm" svg:x="16.4cm" svg:y="7.494cm">
          <draw:text-box>
            <text:p><text:span text:style-name="T1">4</text:span></text:p>
          </draw:text-box>
        </draw:frame>
        <draw:frame draw:style-name="gr12" draw:text-style-name="P6" draw:layer="layout" svg:width="0.777cm" svg:height="0.806cm" svg:x="26.5cm" svg:y="7.494cm">
          <draw:text-box>
            <text:p><text:span text:style-name="T1">5</text:span></text:p>
          </draw:text-box>
        </draw:frame>
        <draw:frame draw:style-name="gr12" draw:text-style-name="P6" draw:layer="layout" svg:width="1.3cm" svg:height="0.806cm" svg:x="15.5cm" svg:y="6.194cm">
          <draw:text-box>
            <text:p><text:span text:style-name="T1">D1</text:span></text:p>
          </draw:text-box>
        </draw:frame>
        <draw:frame draw:style-name="gr12" draw:text-style-name="P6" draw:layer="layout" svg:width="1.3cm" svg:height="0.806cm" svg:x="11.8cm" svg:y="6.1cm">
          <draw:text-box>
            <text:p><text:span text:style-name="T1">D2</text:span></text:p>
          </draw:text-box>
        </draw:frame>
        <draw:frame draw:style-name="gr12" draw:text-style-name="P6" draw:layer="layout" svg:width="1.3cm" svg:height="0.806cm" svg:x="15.4cm" svg:y="9.394cm">
          <draw:text-box>
            <text:p><text:span text:style-name="T1">D3</text:span></text:p>
          </draw:text-box>
        </draw:frame>
        <draw:frame draw:style-name="gr12" draw:text-style-name="P6" draw:layer="layout" svg:width="1.3cm" svg:height="0.806cm" svg:x="12.1cm" svg:y="9.594cm">
          <draw:text-box>
            <text:p><text:span text:style-name="T1">D4</text:span></text:p>
          </draw:text-box>
        </draw:frame>
        <draw:frame draw:style-name="gr12" draw:text-style-name="P6" draw:layer="layout" svg:width="1.3cm" svg:height="0.806cm" svg:x="19.2cm" svg:y="12.394cm">
          <draw:text-box>
            <text:p><text:span text:style-name="T1">C1</text:span></text:p>
          </draw:text-box>
        </draw:frame>
        <draw:frame draw:style-name="gr12" draw:text-style-name="P6" draw:layer="layout" svg:width="1.3cm" svg:height="0.806cm" svg:x="22.4cm" svg:y="11.394cm">
          <draw:text-box>
            <text:p><text:span text:style-name="T1">R1</text:span></text:p>
          </draw:text-box>
        </draw:frame>
        <draw:frame draw:style-name="gr12" draw:text-style-name="P6" draw:layer="layout" svg:width="1.3cm" svg:height="0.806cm" svg:x="23.7cm" svg:y="7.194cm">
          <draw:text-box>
            <text:p><text:span text:style-name="T1">R2</text:span></text:p>
          </draw:text-box>
        </draw:frame>
        <draw:frame draw:style-name="gr12" draw:text-style-name="P6" draw:layer="layout" svg:width="1.3cm" svg:height="0.806cm" svg:x="27cm" svg:y="8.994cm">
          <draw:text-box>
            <text:p><text:span text:style-name="T1">D5</text:span></text:p>
          </draw:text-box>
        </draw:frame>
        <draw:frame draw:style-name="gr12" draw:text-style-name="P6" draw:layer="layout" svg:width="1.3cm" svg:height="0.806cm" svg:x="27cm" svg:y="10.4cm">
          <draw:text-box>
            <text:p><text:span text:style-name="T1">D6</text:span></text:p>
          </draw:text-box>
        </draw:frame>
        <draw:frame draw:style-name="gr21" draw:text-style-name="P6" draw:layer="layout" svg:width="1.7cm" svg:height="1.361cm" svg:x="27cm" svg:y="12.9cm">
          <draw:text-box>
            <text:p><text:span text:style-name="T1">D23</text:span></text:p>
          </draw:text-box>
        </draw:frame>
        <draw:frame draw:style-name="gr21" draw:text-style-name="P6" draw:layer="layout" svg:width="1.7cm" svg:height="1.361cm" svg:x="27cm" svg:y="14.239cm">
          <draw:text-box>
            <text:p><text:span text:style-name="T1">D24</text:span></text:p>
            <text:p><text:span text:style-name="T1"/></text:p>
          </draw:text-box>
        </draw:frame>
        <draw:frame draw:style-name="gr22" draw:text-style-name="P6" draw:layer="layout" svg:width="0.7cm" svg:height="2.316cm" svg:x="27.3cm" svg:y="10.88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00:37:54.275201397</meta:creation-date>
    <dc:date>2021-05-06T16:57:01.157504528</dc:date>
    <meta:editing-duration>PT7M58S</meta:editing-duration>
    <meta:editing-cycles>2</meta:editing-cycles>
    <meta:generator>LibreOffice/6.4.6.2$Linux_X86_64 LibreOffice_project/40$Build-2</meta:generator>
    <meta:document-statistic meta:object-count="79"/>
  </office:meta>
</office:document-meta>
</file>